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Диалектика как система законов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0T21:49:44.338525776</dc:date>
    <meta:editing-duration>PT17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1" meta:word-count="4" meta:character-count="32" meta:non-whitespace-character-count="28"/>
  </office:meta>
</office:document-meta>
</file>